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_2a" table:style-name="ta1">
        <table:shapes>
          <draw:frame draw:z-index="0" draw:style-name="gr1" draw:text-style-name="P1" svg:width="11.6303in" svg:height="6.4732in" svg:x="5.0681in" svg:y="1.9764in">
            <draw:object draw:notify-on-update-of-ranges="res_2a.B1:res_2a.B98 res_2a.F1:res_2a.F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15-куча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028" calcext:value-type="float">
            <text:p>0.00002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1" calcext:value-type="float">
            <text:p>101</text:p>
          </table:table-cell>
          <table:table-cell office:value-type="float" office:value="10100" calcext:value-type="float">
            <text:p>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8302" calcext:value-type="float">
            <text:p>0.00830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01" calcext:value-type="float">
            <text:p>201</text:p>
          </table:table-cell>
          <table:table-cell office:value-type="float" office:value="20100" calcext:value-type="float">
            <text:p>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1594" calcext:value-type="float">
            <text:p>0.02159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01" calcext:value-type="float">
            <text:p>301</text:p>
          </table:table-cell>
          <table:table-cell office:value-type="float" office:value="30100" calcext:value-type="float">
            <text:p>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46566" calcext:value-type="float">
            <text:p>0.0465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01" calcext:value-type="float">
            <text:p>401</text:p>
          </table:table-cell>
          <table:table-cell office:value-type="float" office:value="40100" calcext:value-type="float">
            <text:p>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2181" calcext:value-type="float">
            <text:p>0.06218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01" calcext:value-type="float">
            <text:p>501</text:p>
          </table:table-cell>
          <table:table-cell office:value-type="float" office:value="50100" calcext:value-type="float">
            <text:p>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94107" calcext:value-type="float">
            <text:p>0.09410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01" calcext:value-type="float">
            <text:p>601</text:p>
          </table:table-cell>
          <table:table-cell office:value-type="float" office:value="60100" calcext:value-type="float">
            <text:p>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35348" calcext:value-type="float">
            <text:p>0.13534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01" calcext:value-type="float">
            <text:p>701</text:p>
          </table:table-cell>
          <table:table-cell office:value-type="float" office:value="70100" calcext:value-type="float">
            <text:p>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91932" calcext:value-type="float">
            <text:p>0.19193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01" calcext:value-type="float">
            <text:p>801</text:p>
          </table:table-cell>
          <table:table-cell office:value-type="float" office:value="80100" calcext:value-type="float">
            <text:p>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70997" calcext:value-type="float">
            <text:p>0.27099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01" calcext:value-type="float">
            <text:p>901</text:p>
          </table:table-cell>
          <table:table-cell office:value-type="float" office:value="90100" calcext:value-type="float">
            <text:p>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32731" calcext:value-type="float">
            <text:p>0.3273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001" calcext:value-type="float">
            <text:p>1001</text:p>
          </table:table-cell>
          <table:table-cell office:value-type="float" office:value="100100" calcext:value-type="float">
            <text:p>1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4714" calcext:value-type="float">
            <text:p>0.4471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101" calcext:value-type="float">
            <text:p>1101</text:p>
          </table:table-cell>
          <table:table-cell office:value-type="float" office:value="110100" calcext:value-type="float">
            <text:p>1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367514" calcext:value-type="float">
            <text:p>0.36751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201" calcext:value-type="float">
            <text:p>1201</text:p>
          </table:table-cell>
          <table:table-cell office:value-type="float" office:value="120100" calcext:value-type="float">
            <text:p>1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30218" calcext:value-type="float">
            <text:p>0.63021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301" calcext:value-type="float">
            <text:p>1301</text:p>
          </table:table-cell>
          <table:table-cell office:value-type="float" office:value="130100" calcext:value-type="float">
            <text:p>1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62679" calcext:value-type="float">
            <text:p>0.66267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401" calcext:value-type="float">
            <text:p>1401</text:p>
          </table:table-cell>
          <table:table-cell office:value-type="float" office:value="140100" calcext:value-type="float">
            <text:p>1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15435" calcext:value-type="float">
            <text:p>0.61543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501" calcext:value-type="float">
            <text:p>1501</text:p>
          </table:table-cell>
          <table:table-cell office:value-type="float" office:value="150100" calcext:value-type="float">
            <text:p>1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24883" calcext:value-type="float">
            <text:p>0.62488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601" calcext:value-type="float">
            <text:p>1601</text:p>
          </table:table-cell>
          <table:table-cell office:value-type="float" office:value="160100" calcext:value-type="float">
            <text:p>1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747036" calcext:value-type="float">
            <text:p>0.74703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701" calcext:value-type="float">
            <text:p>1701</text:p>
          </table:table-cell>
          <table:table-cell office:value-type="float" office:value="170100" calcext:value-type="float">
            <text:p>1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732891" calcext:value-type="float">
            <text:p>0.73289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801" calcext:value-type="float">
            <text:p>1801</text:p>
          </table:table-cell>
          <table:table-cell office:value-type="float" office:value="180100" calcext:value-type="float">
            <text:p>1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38658" calcext:value-type="float">
            <text:p>1.13865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1901" calcext:value-type="float">
            <text:p>1901</text:p>
          </table:table-cell>
          <table:table-cell office:value-type="float" office:value="190100" calcext:value-type="float">
            <text:p>1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75842" calcext:value-type="float">
            <text:p>0.87584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001" calcext:value-type="float">
            <text:p>2001</text:p>
          </table:table-cell>
          <table:table-cell office:value-type="float" office:value="200100" calcext:value-type="float">
            <text:p>2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46702" calcext:value-type="float">
            <text:p>0.94670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101" calcext:value-type="float">
            <text:p>2101</text:p>
          </table:table-cell>
          <table:table-cell office:value-type="float" office:value="210100" calcext:value-type="float">
            <text:p>2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14251" calcext:value-type="float">
            <text:p>0.81425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201" calcext:value-type="float">
            <text:p>2201</text:p>
          </table:table-cell>
          <table:table-cell office:value-type="float" office:value="220100" calcext:value-type="float">
            <text:p>2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338852" calcext:value-type="float">
            <text:p>1.33885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301" calcext:value-type="float">
            <text:p>2301</text:p>
          </table:table-cell>
          <table:table-cell office:value-type="float" office:value="230100" calcext:value-type="float">
            <text:p>2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361997" calcext:value-type="float">
            <text:p>1.36199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401" calcext:value-type="float">
            <text:p>2401</text:p>
          </table:table-cell>
          <table:table-cell office:value-type="float" office:value="240100" calcext:value-type="float">
            <text:p>2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96667" calcext:value-type="float">
            <text:p>1.49666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501" calcext:value-type="float">
            <text:p>2501</text:p>
          </table:table-cell>
          <table:table-cell office:value-type="float" office:value="250100" calcext:value-type="float">
            <text:p>2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520366" calcext:value-type="float">
            <text:p>1.5203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601" calcext:value-type="float">
            <text:p>2601</text:p>
          </table:table-cell>
          <table:table-cell office:value-type="float" office:value="260100" calcext:value-type="float">
            <text:p>2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12341" calcext:value-type="float">
            <text:p>1.41234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701" calcext:value-type="float">
            <text:p>2701</text:p>
          </table:table-cell>
          <table:table-cell office:value-type="float" office:value="270100" calcext:value-type="float">
            <text:p>2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097122" calcext:value-type="float">
            <text:p>2.09712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801" calcext:value-type="float">
            <text:p>2801</text:p>
          </table:table-cell>
          <table:table-cell office:value-type="float" office:value="280100" calcext:value-type="float">
            <text:p>2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830686" calcext:value-type="float">
            <text:p>1.83068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2901" calcext:value-type="float">
            <text:p>2901</text:p>
          </table:table-cell>
          <table:table-cell office:value-type="float" office:value="290100" calcext:value-type="float">
            <text:p>2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72059" calcext:value-type="float">
            <text:p>1.77205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001" calcext:value-type="float">
            <text:p>3001</text:p>
          </table:table-cell>
          <table:table-cell office:value-type="float" office:value="300100" calcext:value-type="float">
            <text:p>3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940534" calcext:value-type="float">
            <text:p>1.94053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101" calcext:value-type="float">
            <text:p>3101</text:p>
          </table:table-cell>
          <table:table-cell office:value-type="float" office:value="310100" calcext:value-type="float">
            <text:p>3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930753" calcext:value-type="float">
            <text:p>1.93075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201" calcext:value-type="float">
            <text:p>3201</text:p>
          </table:table-cell>
          <table:table-cell office:value-type="float" office:value="320100" calcext:value-type="float">
            <text:p>3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432833" calcext:value-type="float">
            <text:p>2.43283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301" calcext:value-type="float">
            <text:p>3301</text:p>
          </table:table-cell>
          <table:table-cell office:value-type="float" office:value="330100" calcext:value-type="float">
            <text:p>3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018217" calcext:value-type="float">
            <text:p>2.01821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401" calcext:value-type="float">
            <text:p>3401</text:p>
          </table:table-cell>
          <table:table-cell office:value-type="float" office:value="340100" calcext:value-type="float">
            <text:p>3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300588" calcext:value-type="float">
            <text:p>2.30058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501" calcext:value-type="float">
            <text:p>3501</text:p>
          </table:table-cell>
          <table:table-cell office:value-type="float" office:value="350100" calcext:value-type="float">
            <text:p>3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508341" calcext:value-type="float">
            <text:p>2.50834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601" calcext:value-type="float">
            <text:p>3601</text:p>
          </table:table-cell>
          <table:table-cell office:value-type="float" office:value="360100" calcext:value-type="float">
            <text:p>3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482055" calcext:value-type="float">
            <text:p>2.48205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701" calcext:value-type="float">
            <text:p>3701</text:p>
          </table:table-cell>
          <table:table-cell office:value-type="float" office:value="370100" calcext:value-type="float">
            <text:p>3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389913" calcext:value-type="float">
            <text:p>2.38991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801" calcext:value-type="float">
            <text:p>3801</text:p>
          </table:table-cell>
          <table:table-cell office:value-type="float" office:value="380100" calcext:value-type="float">
            <text:p>3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919467" calcext:value-type="float">
            <text:p>2.91946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3901" calcext:value-type="float">
            <text:p>3901</text:p>
          </table:table-cell>
          <table:table-cell office:value-type="float" office:value="390100" calcext:value-type="float">
            <text:p>3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333236" calcext:value-type="float">
            <text:p>2.33323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001" calcext:value-type="float">
            <text:p>4001</text:p>
          </table:table-cell>
          <table:table-cell office:value-type="float" office:value="400100" calcext:value-type="float">
            <text:p>4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704358" calcext:value-type="float">
            <text:p>2.70435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101" calcext:value-type="float">
            <text:p>4101</text:p>
          </table:table-cell>
          <table:table-cell office:value-type="float" office:value="410100" calcext:value-type="float">
            <text:p>4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70188" calcext:value-type="float">
            <text:p>2.7018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201" calcext:value-type="float">
            <text:p>4201</text:p>
          </table:table-cell>
          <table:table-cell office:value-type="float" office:value="420100" calcext:value-type="float">
            <text:p>4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698483" calcext:value-type="float">
            <text:p>2.69848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301" calcext:value-type="float">
            <text:p>4301</text:p>
          </table:table-cell>
          <table:table-cell office:value-type="float" office:value="430100" calcext:value-type="float">
            <text:p>4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761257" calcext:value-type="float">
            <text:p>2.76125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401" calcext:value-type="float">
            <text:p>4401</text:p>
          </table:table-cell>
          <table:table-cell office:value-type="float" office:value="440100" calcext:value-type="float">
            <text:p>4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004935" calcext:value-type="float">
            <text:p>3.00493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501" calcext:value-type="float">
            <text:p>4501</text:p>
          </table:table-cell>
          <table:table-cell office:value-type="float" office:value="450100" calcext:value-type="float">
            <text:p>4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970137" calcext:value-type="float">
            <text:p>2.97013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601" calcext:value-type="float">
            <text:p>4601</text:p>
          </table:table-cell>
          <table:table-cell office:value-type="float" office:value="460100" calcext:value-type="float">
            <text:p>4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904062" calcext:value-type="float">
            <text:p>3.90406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701" calcext:value-type="float">
            <text:p>4701</text:p>
          </table:table-cell>
          <table:table-cell office:value-type="float" office:value="470100" calcext:value-type="float">
            <text:p>4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18833" calcext:value-type="float">
            <text:p>3.61883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801" calcext:value-type="float">
            <text:p>4801</text:p>
          </table:table-cell>
          <table:table-cell office:value-type="float" office:value="480100" calcext:value-type="float">
            <text:p>4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066219" calcext:value-type="float">
            <text:p>4.06621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4901" calcext:value-type="float">
            <text:p>4901</text:p>
          </table:table-cell>
          <table:table-cell office:value-type="float" office:value="490100" calcext:value-type="float">
            <text:p>4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89532" calcext:value-type="float">
            <text:p>3.18953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001" calcext:value-type="float">
            <text:p>5001</text:p>
          </table:table-cell>
          <table:table-cell office:value-type="float" office:value="500100" calcext:value-type="float">
            <text:p>5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12936" calcext:value-type="float">
            <text:p>3.61293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101" calcext:value-type="float">
            <text:p>5101</text:p>
          </table:table-cell>
          <table:table-cell office:value-type="float" office:value="510100" calcext:value-type="float">
            <text:p>5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48084" calcext:value-type="float">
            <text:p>3.64808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201" calcext:value-type="float">
            <text:p>5201</text:p>
          </table:table-cell>
          <table:table-cell office:value-type="float" office:value="520100" calcext:value-type="float">
            <text:p>5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096317" calcext:value-type="float">
            <text:p>5.09631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301" calcext:value-type="float">
            <text:p>5301</text:p>
          </table:table-cell>
          <table:table-cell office:value-type="float" office:value="530100" calcext:value-type="float">
            <text:p>5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97626" calcext:value-type="float">
            <text:p>3.9762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401" calcext:value-type="float">
            <text:p>5401</text:p>
          </table:table-cell>
          <table:table-cell office:value-type="float" office:value="540100" calcext:value-type="float">
            <text:p>5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927693" calcext:value-type="float">
            <text:p>3.92769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501" calcext:value-type="float">
            <text:p>5501</text:p>
          </table:table-cell>
          <table:table-cell office:value-type="float" office:value="550100" calcext:value-type="float">
            <text:p>5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964131" calcext:value-type="float">
            <text:p>4.96413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601" calcext:value-type="float">
            <text:p>5601</text:p>
          </table:table-cell>
          <table:table-cell office:value-type="float" office:value="560100" calcext:value-type="float">
            <text:p>5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823881" calcext:value-type="float">
            <text:p>5.82388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701" calcext:value-type="float">
            <text:p>5701</text:p>
          </table:table-cell>
          <table:table-cell office:value-type="float" office:value="570100" calcext:value-type="float">
            <text:p>5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624962" calcext:value-type="float">
            <text:p>4.62496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801" calcext:value-type="float">
            <text:p>5801</text:p>
          </table:table-cell>
          <table:table-cell office:value-type="float" office:value="580100" calcext:value-type="float">
            <text:p>5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700491" calcext:value-type="float">
            <text:p>4.70049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5901" calcext:value-type="float">
            <text:p>5901</text:p>
          </table:table-cell>
          <table:table-cell office:value-type="float" office:value="590100" calcext:value-type="float">
            <text:p>5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764897" calcext:value-type="float">
            <text:p>4.76489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001" calcext:value-type="float">
            <text:p>6001</text:p>
          </table:table-cell>
          <table:table-cell office:value-type="float" office:value="600100" calcext:value-type="float">
            <text:p>6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336687" calcext:value-type="float">
            <text:p>4.33668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101" calcext:value-type="float">
            <text:p>6101</text:p>
          </table:table-cell>
          <table:table-cell office:value-type="float" office:value="610100" calcext:value-type="float">
            <text:p>6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500731" calcext:value-type="float">
            <text:p>5.50073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201" calcext:value-type="float">
            <text:p>6201</text:p>
          </table:table-cell>
          <table:table-cell office:value-type="float" office:value="620100" calcext:value-type="float">
            <text:p>6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167379" calcext:value-type="float">
            <text:p>7.167379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301" calcext:value-type="float">
            <text:p>6301</text:p>
          </table:table-cell>
          <table:table-cell office:value-type="float" office:value="630100" calcext:value-type="float">
            <text:p>6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697412" calcext:value-type="float">
            <text:p>7.69741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401" calcext:value-type="float">
            <text:p>6401</text:p>
          </table:table-cell>
          <table:table-cell office:value-type="float" office:value="640100" calcext:value-type="float">
            <text:p>6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870081" calcext:value-type="float">
            <text:p>4.87008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501" calcext:value-type="float">
            <text:p>6501</text:p>
          </table:table-cell>
          <table:table-cell office:value-type="float" office:value="650100" calcext:value-type="float">
            <text:p>6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623222" calcext:value-type="float">
            <text:p>6.62322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601" calcext:value-type="float">
            <text:p>6601</text:p>
          </table:table-cell>
          <table:table-cell office:value-type="float" office:value="660100" calcext:value-type="float">
            <text:p>6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277675" calcext:value-type="float">
            <text:p>5.27767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701" calcext:value-type="float">
            <text:p>6701</text:p>
          </table:table-cell>
          <table:table-cell office:value-type="float" office:value="670100" calcext:value-type="float">
            <text:p>6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120246" calcext:value-type="float">
            <text:p>6.12024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801" calcext:value-type="float">
            <text:p>6801</text:p>
          </table:table-cell>
          <table:table-cell office:value-type="float" office:value="680100" calcext:value-type="float">
            <text:p>6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127991" calcext:value-type="float">
            <text:p>6.12799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6901" calcext:value-type="float">
            <text:p>6901</text:p>
          </table:table-cell>
          <table:table-cell office:value-type="float" office:value="690100" calcext:value-type="float">
            <text:p>6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319212" calcext:value-type="float">
            <text:p>6.31921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001" calcext:value-type="float">
            <text:p>7001</text:p>
          </table:table-cell>
          <table:table-cell office:value-type="float" office:value="700100" calcext:value-type="float">
            <text:p>7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434135" calcext:value-type="float">
            <text:p>5.43413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101" calcext:value-type="float">
            <text:p>7101</text:p>
          </table:table-cell>
          <table:table-cell office:value-type="float" office:value="710100" calcext:value-type="float">
            <text:p>7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505538" calcext:value-type="float">
            <text:p>5.50553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201" calcext:value-type="float">
            <text:p>7201</text:p>
          </table:table-cell>
          <table:table-cell office:value-type="float" office:value="720100" calcext:value-type="float">
            <text:p>7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04512" calcext:value-type="float">
            <text:p>5.0451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301" calcext:value-type="float">
            <text:p>7301</text:p>
          </table:table-cell>
          <table:table-cell office:value-type="float" office:value="730100" calcext:value-type="float">
            <text:p>7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899182" calcext:value-type="float">
            <text:p>7.899182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401" calcext:value-type="float">
            <text:p>7401</text:p>
          </table:table-cell>
          <table:table-cell office:value-type="float" office:value="740100" calcext:value-type="float">
            <text:p>7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770936" calcext:value-type="float">
            <text:p>6.77093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501" calcext:value-type="float">
            <text:p>7501</text:p>
          </table:table-cell>
          <table:table-cell office:value-type="float" office:value="750100" calcext:value-type="float">
            <text:p>7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147736" calcext:value-type="float">
            <text:p>6.14773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601" calcext:value-type="float">
            <text:p>7601</text:p>
          </table:table-cell>
          <table:table-cell office:value-type="float" office:value="760100" calcext:value-type="float">
            <text:p>7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21523" calcext:value-type="float">
            <text:p>8.2152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701" calcext:value-type="float">
            <text:p>7701</text:p>
          </table:table-cell>
          <table:table-cell office:value-type="float" office:value="770100" calcext:value-type="float">
            <text:p>7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288834" calcext:value-type="float">
            <text:p>6.288834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801" calcext:value-type="float">
            <text:p>7801</text:p>
          </table:table-cell>
          <table:table-cell office:value-type="float" office:value="780100" calcext:value-type="float">
            <text:p>7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757508" calcext:value-type="float">
            <text:p>7.75750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7901" calcext:value-type="float">
            <text:p>7901</text:p>
          </table:table-cell>
          <table:table-cell office:value-type="float" office:value="790100" calcext:value-type="float">
            <text:p>7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669715" calcext:value-type="float">
            <text:p>6.66971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001" calcext:value-type="float">
            <text:p>8001</text:p>
          </table:table-cell>
          <table:table-cell office:value-type="float" office:value="800100" calcext:value-type="float">
            <text:p>8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31327" calcext:value-type="float">
            <text:p>7.03132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101" calcext:value-type="float">
            <text:p>8101</text:p>
          </table:table-cell>
          <table:table-cell office:value-type="float" office:value="810100" calcext:value-type="float">
            <text:p>8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561831" calcext:value-type="float">
            <text:p>7.56183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201" calcext:value-type="float">
            <text:p>8201</text:p>
          </table:table-cell>
          <table:table-cell office:value-type="float" office:value="820100" calcext:value-type="float">
            <text:p>8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177443" calcext:value-type="float">
            <text:p>9.17744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301" calcext:value-type="float">
            <text:p>8301</text:p>
          </table:table-cell>
          <table:table-cell office:value-type="float" office:value="830100" calcext:value-type="float">
            <text:p>8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20238" calcext:value-type="float">
            <text:p>7.02023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401" calcext:value-type="float">
            <text:p>8401</text:p>
          </table:table-cell>
          <table:table-cell office:value-type="float" office:value="840100" calcext:value-type="float">
            <text:p>8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57973" calcext:value-type="float">
            <text:p>8.5797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501" calcext:value-type="float">
            <text:p>8501</text:p>
          </table:table-cell>
          <table:table-cell office:value-type="float" office:value="850100" calcext:value-type="float">
            <text:p>8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206571" calcext:value-type="float">
            <text:p>6.206571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601" calcext:value-type="float">
            <text:p>8601</text:p>
          </table:table-cell>
          <table:table-cell office:value-type="float" office:value="860100" calcext:value-type="float">
            <text:p>8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970237" calcext:value-type="float">
            <text:p>8.97023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701" calcext:value-type="float">
            <text:p>8701</text:p>
          </table:table-cell>
          <table:table-cell office:value-type="float" office:value="870100" calcext:value-type="float">
            <text:p>8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785318" calcext:value-type="float">
            <text:p>6.78531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801" calcext:value-type="float">
            <text:p>8801</text:p>
          </table:table-cell>
          <table:table-cell office:value-type="float" office:value="880100" calcext:value-type="float">
            <text:p>8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654807" calcext:value-type="float">
            <text:p>7.65480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8901" calcext:value-type="float">
            <text:p>8901</text:p>
          </table:table-cell>
          <table:table-cell office:value-type="float" office:value="890100" calcext:value-type="float">
            <text:p>8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538097" calcext:value-type="float">
            <text:p>9.53809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001" calcext:value-type="float">
            <text:p>9001</text:p>
          </table:table-cell>
          <table:table-cell office:value-type="float" office:value="900100" calcext:value-type="float">
            <text:p>9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314717" calcext:value-type="float">
            <text:p>6.31471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101" calcext:value-type="float">
            <text:p>9101</text:p>
          </table:table-cell>
          <table:table-cell office:value-type="float" office:value="910100" calcext:value-type="float">
            <text:p>9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691796" calcext:value-type="float">
            <text:p>9.69179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201" calcext:value-type="float">
            <text:p>9201</text:p>
          </table:table-cell>
          <table:table-cell office:value-type="float" office:value="920100" calcext:value-type="float">
            <text:p>9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.497766" calcext:value-type="float">
            <text:p>10.497766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301" calcext:value-type="float">
            <text:p>9301</text:p>
          </table:table-cell>
          <table:table-cell office:value-type="float" office:value="930100" calcext:value-type="float">
            <text:p>9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.287965" calcext:value-type="float">
            <text:p>10.287965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401" calcext:value-type="float">
            <text:p>9401</text:p>
          </table:table-cell>
          <table:table-cell office:value-type="float" office:value="940100" calcext:value-type="float">
            <text:p>9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519158" calcext:value-type="float">
            <text:p>7.519158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501" calcext:value-type="float">
            <text:p>9501</text:p>
          </table:table-cell>
          <table:table-cell office:value-type="float" office:value="950100" calcext:value-type="float">
            <text:p>9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996733" calcext:value-type="float">
            <text:p>9.996733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601" calcext:value-type="float">
            <text:p>9601</text:p>
          </table:table-cell>
          <table:table-cell office:value-type="float" office:value="960100" calcext:value-type="float">
            <text:p>9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.268247" calcext:value-type="float">
            <text:p>10.268247</text:p>
          </table:table-cell>
        </table:table-row>
        <table:table-row table:style-name="ro1">
          <table:table-cell office:value-type="string" calcext:value-type="string">
            <text:p>15-куча</text:p>
          </table:table-cell>
          <table:table-cell office:value-type="float" office:value="9701" calcext:value-type="float">
            <text:p>9701</text:p>
          </table:table-cell>
          <table:table-cell office:value-type="float" office:value="970100" calcext:value-type="float">
            <text:p>9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523796" calcext:value-type="float">
            <text:p>9.52379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1" calcext:value-type="float">
            <text:p>101</text:p>
          </table:table-cell>
          <table:table-cell office:value-type="float" office:value="10100" calcext:value-type="float">
            <text:p>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7295" calcext:value-type="float">
            <text:p>0.00729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01" calcext:value-type="float">
            <text:p>201</text:p>
          </table:table-cell>
          <table:table-cell office:value-type="float" office:value="20100" calcext:value-type="float">
            <text:p>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2363" calcext:value-type="float">
            <text:p>0.02236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01" calcext:value-type="float">
            <text:p>301</text:p>
          </table:table-cell>
          <table:table-cell office:value-type="float" office:value="30100" calcext:value-type="float">
            <text:p>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52888" calcext:value-type="float">
            <text:p>0.05288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01" calcext:value-type="float">
            <text:p>401</text:p>
          </table:table-cell>
          <table:table-cell office:value-type="float" office:value="40100" calcext:value-type="float">
            <text:p>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51627" calcext:value-type="float">
            <text:p>0.05162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01" calcext:value-type="float">
            <text:p>501</text:p>
          </table:table-cell>
          <table:table-cell office:value-type="float" office:value="50100" calcext:value-type="float">
            <text:p>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96665" calcext:value-type="float">
            <text:p>0.09666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01" calcext:value-type="float">
            <text:p>601</text:p>
          </table:table-cell>
          <table:table-cell office:value-type="float" office:value="60100" calcext:value-type="float">
            <text:p>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88209" calcext:value-type="float">
            <text:p>0.18820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01" calcext:value-type="float">
            <text:p>701</text:p>
          </table:table-cell>
          <table:table-cell office:value-type="float" office:value="70100" calcext:value-type="float">
            <text:p>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26382" calcext:value-type="float">
            <text:p>0.2263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01" calcext:value-type="float">
            <text:p>801</text:p>
          </table:table-cell>
          <table:table-cell office:value-type="float" office:value="80100" calcext:value-type="float">
            <text:p>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7894" calcext:value-type="float">
            <text:p>0.2789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01" calcext:value-type="float">
            <text:p>901</text:p>
          </table:table-cell>
          <table:table-cell office:value-type="float" office:value="90100" calcext:value-type="float">
            <text:p>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7769" calcext:value-type="float">
            <text:p>0.2776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001" calcext:value-type="float">
            <text:p>1001</text:p>
          </table:table-cell>
          <table:table-cell office:value-type="float" office:value="100100" calcext:value-type="float">
            <text:p>1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80332" calcext:value-type="float">
            <text:p>0.28033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101" calcext:value-type="float">
            <text:p>1101</text:p>
          </table:table-cell>
          <table:table-cell office:value-type="float" office:value="110100" calcext:value-type="float">
            <text:p>1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1808" calcext:value-type="float">
            <text:p>0.418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201" calcext:value-type="float">
            <text:p>1201</text:p>
          </table:table-cell>
          <table:table-cell office:value-type="float" office:value="120100" calcext:value-type="float">
            <text:p>1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574957" calcext:value-type="float">
            <text:p>0.57495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301" calcext:value-type="float">
            <text:p>1301</text:p>
          </table:table-cell>
          <table:table-cell office:value-type="float" office:value="130100" calcext:value-type="float">
            <text:p>1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95953" calcext:value-type="float">
            <text:p>0.49595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401" calcext:value-type="float">
            <text:p>1401</text:p>
          </table:table-cell>
          <table:table-cell office:value-type="float" office:value="140100" calcext:value-type="float">
            <text:p>1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565196" calcext:value-type="float">
            <text:p>0.56519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501" calcext:value-type="float">
            <text:p>1501</text:p>
          </table:table-cell>
          <table:table-cell office:value-type="float" office:value="150100" calcext:value-type="float">
            <text:p>1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38793" calcext:value-type="float">
            <text:p>0.63879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601" calcext:value-type="float">
            <text:p>1601</text:p>
          </table:table-cell>
          <table:table-cell office:value-type="float" office:value="160100" calcext:value-type="float">
            <text:p>1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749548" calcext:value-type="float">
            <text:p>0.74954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701" calcext:value-type="float">
            <text:p>1701</text:p>
          </table:table-cell>
          <table:table-cell office:value-type="float" office:value="170100" calcext:value-type="float">
            <text:p>1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29728" calcext:value-type="float">
            <text:p>0.82972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801" calcext:value-type="float">
            <text:p>1801</text:p>
          </table:table-cell>
          <table:table-cell office:value-type="float" office:value="180100" calcext:value-type="float">
            <text:p>1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1752" calcext:value-type="float">
            <text:p>0.9175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1901" calcext:value-type="float">
            <text:p>1901</text:p>
          </table:table-cell>
          <table:table-cell office:value-type="float" office:value="190100" calcext:value-type="float">
            <text:p>1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48772" calcext:value-type="float">
            <text:p>0.84877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001" calcext:value-type="float">
            <text:p>2001</text:p>
          </table:table-cell>
          <table:table-cell office:value-type="float" office:value="200100" calcext:value-type="float">
            <text:p>2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96929" calcext:value-type="float">
            <text:p>1.1969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101" calcext:value-type="float">
            <text:p>2101</text:p>
          </table:table-cell>
          <table:table-cell office:value-type="float" office:value="210100" calcext:value-type="float">
            <text:p>2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012342" calcext:value-type="float">
            <text:p>1.01234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201" calcext:value-type="float">
            <text:p>2201</text:p>
          </table:table-cell>
          <table:table-cell office:value-type="float" office:value="220100" calcext:value-type="float">
            <text:p>2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45023" calcext:value-type="float">
            <text:p>1.44502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301" calcext:value-type="float">
            <text:p>2301</text:p>
          </table:table-cell>
          <table:table-cell office:value-type="float" office:value="230100" calcext:value-type="float">
            <text:p>2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511791" calcext:value-type="float">
            <text:p>1.51179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401" calcext:value-type="float">
            <text:p>2401</text:p>
          </table:table-cell>
          <table:table-cell office:value-type="float" office:value="240100" calcext:value-type="float">
            <text:p>2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77439" calcext:value-type="float">
            <text:p>1.2774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501" calcext:value-type="float">
            <text:p>2501</text:p>
          </table:table-cell>
          <table:table-cell office:value-type="float" office:value="250100" calcext:value-type="float">
            <text:p>2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46734" calcext:value-type="float">
            <text:p>1.24673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601" calcext:value-type="float">
            <text:p>2601</text:p>
          </table:table-cell>
          <table:table-cell office:value-type="float" office:value="260100" calcext:value-type="float">
            <text:p>2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596319" calcext:value-type="float">
            <text:p>1.59631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701" calcext:value-type="float">
            <text:p>2701</text:p>
          </table:table-cell>
          <table:table-cell office:value-type="float" office:value="270100" calcext:value-type="float">
            <text:p>2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69778" calcext:value-type="float">
            <text:p>1.6977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801" calcext:value-type="float">
            <text:p>2801</text:p>
          </table:table-cell>
          <table:table-cell office:value-type="float" office:value="280100" calcext:value-type="float">
            <text:p>2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08564" calcext:value-type="float">
            <text:p>1.40856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2901" calcext:value-type="float">
            <text:p>2901</text:p>
          </table:table-cell>
          <table:table-cell office:value-type="float" office:value="290100" calcext:value-type="float">
            <text:p>2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60577" calcext:value-type="float">
            <text:p>1.76057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001" calcext:value-type="float">
            <text:p>3001</text:p>
          </table:table-cell>
          <table:table-cell office:value-type="float" office:value="300100" calcext:value-type="float">
            <text:p>3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364418" calcext:value-type="float">
            <text:p>2.36441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101" calcext:value-type="float">
            <text:p>3101</text:p>
          </table:table-cell>
          <table:table-cell office:value-type="float" office:value="310100" calcext:value-type="float">
            <text:p>3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043403" calcext:value-type="float">
            <text:p>2.04340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201" calcext:value-type="float">
            <text:p>3201</text:p>
          </table:table-cell>
          <table:table-cell office:value-type="float" office:value="320100" calcext:value-type="float">
            <text:p>3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14594" calcext:value-type="float">
            <text:p>1.71459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301" calcext:value-type="float">
            <text:p>3301</text:p>
          </table:table-cell>
          <table:table-cell office:value-type="float" office:value="330100" calcext:value-type="float">
            <text:p>3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925542" calcext:value-type="float">
            <text:p>1.92554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401" calcext:value-type="float">
            <text:p>3401</text:p>
          </table:table-cell>
          <table:table-cell office:value-type="float" office:value="340100" calcext:value-type="float">
            <text:p>3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819642" calcext:value-type="float">
            <text:p>1.81964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501" calcext:value-type="float">
            <text:p>3501</text:p>
          </table:table-cell>
          <table:table-cell office:value-type="float" office:value="350100" calcext:value-type="float">
            <text:p>3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820847" calcext:value-type="float">
            <text:p>1.82084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601" calcext:value-type="float">
            <text:p>3601</text:p>
          </table:table-cell>
          <table:table-cell office:value-type="float" office:value="360100" calcext:value-type="float">
            <text:p>3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424587" calcext:value-type="float">
            <text:p>2.42458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701" calcext:value-type="float">
            <text:p>3701</text:p>
          </table:table-cell>
          <table:table-cell office:value-type="float" office:value="370100" calcext:value-type="float">
            <text:p>3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307789" calcext:value-type="float">
            <text:p>2.30778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801" calcext:value-type="float">
            <text:p>3801</text:p>
          </table:table-cell>
          <table:table-cell office:value-type="float" office:value="380100" calcext:value-type="float">
            <text:p>3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07343" calcext:value-type="float">
            <text:p>2.20734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3901" calcext:value-type="float">
            <text:p>3901</text:p>
          </table:table-cell>
          <table:table-cell office:value-type="float" office:value="390100" calcext:value-type="float">
            <text:p>3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70271" calcext:value-type="float">
            <text:p>2.27027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001" calcext:value-type="float">
            <text:p>4001</text:p>
          </table:table-cell>
          <table:table-cell office:value-type="float" office:value="400100" calcext:value-type="float">
            <text:p>4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30139" calcext:value-type="float">
            <text:p>2.2301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101" calcext:value-type="float">
            <text:p>4101</text:p>
          </table:table-cell>
          <table:table-cell office:value-type="float" office:value="410100" calcext:value-type="float">
            <text:p>4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423904" calcext:value-type="float">
            <text:p>3.42390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201" calcext:value-type="float">
            <text:p>4201</text:p>
          </table:table-cell>
          <table:table-cell office:value-type="float" office:value="420100" calcext:value-type="float">
            <text:p>4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080434" calcext:value-type="float">
            <text:p>3.08043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301" calcext:value-type="float">
            <text:p>4301</text:p>
          </table:table-cell>
          <table:table-cell office:value-type="float" office:value="430100" calcext:value-type="float">
            <text:p>4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883382" calcext:value-type="float">
            <text:p>2.8833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401" calcext:value-type="float">
            <text:p>4401</text:p>
          </table:table-cell>
          <table:table-cell office:value-type="float" office:value="440100" calcext:value-type="float">
            <text:p>4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832811" calcext:value-type="float">
            <text:p>2.83281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501" calcext:value-type="float">
            <text:p>4501</text:p>
          </table:table-cell>
          <table:table-cell office:value-type="float" office:value="450100" calcext:value-type="float">
            <text:p>4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411082" calcext:value-type="float">
            <text:p>3.4110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601" calcext:value-type="float">
            <text:p>4601</text:p>
          </table:table-cell>
          <table:table-cell office:value-type="float" office:value="460100" calcext:value-type="float">
            <text:p>4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020221" calcext:value-type="float">
            <text:p>3.02022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701" calcext:value-type="float">
            <text:p>4701</text:p>
          </table:table-cell>
          <table:table-cell office:value-type="float" office:value="470100" calcext:value-type="float">
            <text:p>4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23491" calcext:value-type="float">
            <text:p>3.12349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801" calcext:value-type="float">
            <text:p>4801</text:p>
          </table:table-cell>
          <table:table-cell office:value-type="float" office:value="480100" calcext:value-type="float">
            <text:p>4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713601" calcext:value-type="float">
            <text:p>3.713601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4901" calcext:value-type="float">
            <text:p>4901</text:p>
          </table:table-cell>
          <table:table-cell office:value-type="float" office:value="490100" calcext:value-type="float">
            <text:p>4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190307" calcext:value-type="float">
            <text:p>4.19030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001" calcext:value-type="float">
            <text:p>5001</text:p>
          </table:table-cell>
          <table:table-cell office:value-type="float" office:value="500100" calcext:value-type="float">
            <text:p>5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110389" calcext:value-type="float">
            <text:p>5.11038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101" calcext:value-type="float">
            <text:p>5101</text:p>
          </table:table-cell>
          <table:table-cell office:value-type="float" office:value="510100" calcext:value-type="float">
            <text:p>5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092569" calcext:value-type="float">
            <text:p>4.09256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201" calcext:value-type="float">
            <text:p>5201</text:p>
          </table:table-cell>
          <table:table-cell office:value-type="float" office:value="520100" calcext:value-type="float">
            <text:p>5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505504" calcext:value-type="float">
            <text:p>4.50550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301" calcext:value-type="float">
            <text:p>5301</text:p>
          </table:table-cell>
          <table:table-cell office:value-type="float" office:value="530100" calcext:value-type="float">
            <text:p>5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789185" calcext:value-type="float">
            <text:p>3.78918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401" calcext:value-type="float">
            <text:p>5401</text:p>
          </table:table-cell>
          <table:table-cell office:value-type="float" office:value="540100" calcext:value-type="float">
            <text:p>5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09839" calcext:value-type="float">
            <text:p>4.0983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501" calcext:value-type="float">
            <text:p>5501</text:p>
          </table:table-cell>
          <table:table-cell office:value-type="float" office:value="550100" calcext:value-type="float">
            <text:p>5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88745" calcext:value-type="float">
            <text:p>3.88874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601" calcext:value-type="float">
            <text:p>5601</text:p>
          </table:table-cell>
          <table:table-cell office:value-type="float" office:value="560100" calcext:value-type="float">
            <text:p>5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493375" calcext:value-type="float">
            <text:p>5.49337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701" calcext:value-type="float">
            <text:p>5701</text:p>
          </table:table-cell>
          <table:table-cell office:value-type="float" office:value="570100" calcext:value-type="float">
            <text:p>5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466858" calcext:value-type="float">
            <text:p>3.46685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801" calcext:value-type="float">
            <text:p>5801</text:p>
          </table:table-cell>
          <table:table-cell office:value-type="float" office:value="580100" calcext:value-type="float">
            <text:p>5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225348" calcext:value-type="float">
            <text:p>4.22534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5901" calcext:value-type="float">
            <text:p>5901</text:p>
          </table:table-cell>
          <table:table-cell office:value-type="float" office:value="590100" calcext:value-type="float">
            <text:p>5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090436" calcext:value-type="float">
            <text:p>4.09043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001" calcext:value-type="float">
            <text:p>6001</text:p>
          </table:table-cell>
          <table:table-cell office:value-type="float" office:value="600100" calcext:value-type="float">
            <text:p>6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919442" calcext:value-type="float">
            <text:p>4.91944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101" calcext:value-type="float">
            <text:p>6101</text:p>
          </table:table-cell>
          <table:table-cell office:value-type="float" office:value="610100" calcext:value-type="float">
            <text:p>6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312454" calcext:value-type="float">
            <text:p>4.31245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201" calcext:value-type="float">
            <text:p>6201</text:p>
          </table:table-cell>
          <table:table-cell office:value-type="float" office:value="620100" calcext:value-type="float">
            <text:p>6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48233" calcext:value-type="float">
            <text:p>5.4823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301" calcext:value-type="float">
            <text:p>6301</text:p>
          </table:table-cell>
          <table:table-cell office:value-type="float" office:value="630100" calcext:value-type="float">
            <text:p>6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525672" calcext:value-type="float">
            <text:p>5.52567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401" calcext:value-type="float">
            <text:p>6401</text:p>
          </table:table-cell>
          <table:table-cell office:value-type="float" office:value="640100" calcext:value-type="float">
            <text:p>6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609437" calcext:value-type="float">
            <text:p>4.60943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501" calcext:value-type="float">
            <text:p>6501</text:p>
          </table:table-cell>
          <table:table-cell office:value-type="float" office:value="650100" calcext:value-type="float">
            <text:p>6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728208" calcext:value-type="float">
            <text:p>6.72820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601" calcext:value-type="float">
            <text:p>6601</text:p>
          </table:table-cell>
          <table:table-cell office:value-type="float" office:value="660100" calcext:value-type="float">
            <text:p>6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701142" calcext:value-type="float">
            <text:p>5.70114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701" calcext:value-type="float">
            <text:p>6701</text:p>
          </table:table-cell>
          <table:table-cell office:value-type="float" office:value="670100" calcext:value-type="float">
            <text:p>6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912804" calcext:value-type="float">
            <text:p>6.91280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801" calcext:value-type="float">
            <text:p>6801</text:p>
          </table:table-cell>
          <table:table-cell office:value-type="float" office:value="680100" calcext:value-type="float">
            <text:p>6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02396" calcext:value-type="float">
            <text:p>6.0239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6901" calcext:value-type="float">
            <text:p>6901</text:p>
          </table:table-cell>
          <table:table-cell office:value-type="float" office:value="690100" calcext:value-type="float">
            <text:p>6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856622" calcext:value-type="float">
            <text:p>5.85662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001" calcext:value-type="float">
            <text:p>7001</text:p>
          </table:table-cell>
          <table:table-cell office:value-type="float" office:value="700100" calcext:value-type="float">
            <text:p>7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558588" calcext:value-type="float">
            <text:p>5.55858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101" calcext:value-type="float">
            <text:p>7101</text:p>
          </table:table-cell>
          <table:table-cell office:value-type="float" office:value="710100" calcext:value-type="float">
            <text:p>7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476565" calcext:value-type="float">
            <text:p>6.47656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201" calcext:value-type="float">
            <text:p>7201</text:p>
          </table:table-cell>
          <table:table-cell office:value-type="float" office:value="720100" calcext:value-type="float">
            <text:p>7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129238" calcext:value-type="float">
            <text:p>6.12923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301" calcext:value-type="float">
            <text:p>7301</text:p>
          </table:table-cell>
          <table:table-cell office:value-type="float" office:value="730100" calcext:value-type="float">
            <text:p>7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095033" calcext:value-type="float">
            <text:p>7.09503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401" calcext:value-type="float">
            <text:p>7401</text:p>
          </table:table-cell>
          <table:table-cell office:value-type="float" office:value="740100" calcext:value-type="float">
            <text:p>7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601822" calcext:value-type="float">
            <text:p>6.60182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501" calcext:value-type="float">
            <text:p>7501</text:p>
          </table:table-cell>
          <table:table-cell office:value-type="float" office:value="750100" calcext:value-type="float">
            <text:p>7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441805" calcext:value-type="float">
            <text:p>5.44180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601" calcext:value-type="float">
            <text:p>7601</text:p>
          </table:table-cell>
          <table:table-cell office:value-type="float" office:value="760100" calcext:value-type="float">
            <text:p>7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782924" calcext:value-type="float">
            <text:p>5.78292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701" calcext:value-type="float">
            <text:p>7701</text:p>
          </table:table-cell>
          <table:table-cell office:value-type="float" office:value="770100" calcext:value-type="float">
            <text:p>7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139587" calcext:value-type="float">
            <text:p>8.139587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801" calcext:value-type="float">
            <text:p>7801</text:p>
          </table:table-cell>
          <table:table-cell office:value-type="float" office:value="780100" calcext:value-type="float">
            <text:p>7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363546" calcext:value-type="float">
            <text:p>6.363546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7901" calcext:value-type="float">
            <text:p>7901</text:p>
          </table:table-cell>
          <table:table-cell office:value-type="float" office:value="790100" calcext:value-type="float">
            <text:p>7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612685" calcext:value-type="float">
            <text:p>6.61268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001" calcext:value-type="float">
            <text:p>8001</text:p>
          </table:table-cell>
          <table:table-cell office:value-type="float" office:value="800100" calcext:value-type="float">
            <text:p>8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423195" calcext:value-type="float">
            <text:p>7.42319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101" calcext:value-type="float">
            <text:p>8101</text:p>
          </table:table-cell>
          <table:table-cell office:value-type="float" office:value="810100" calcext:value-type="float">
            <text:p>8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34905" calcext:value-type="float">
            <text:p>8.3490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201" calcext:value-type="float">
            <text:p>8201</text:p>
          </table:table-cell>
          <table:table-cell office:value-type="float" office:value="820100" calcext:value-type="float">
            <text:p>8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080634" calcext:value-type="float">
            <text:p>6.08063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301" calcext:value-type="float">
            <text:p>8301</text:p>
          </table:table-cell>
          <table:table-cell office:value-type="float" office:value="830100" calcext:value-type="float">
            <text:p>8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129528" calcext:value-type="float">
            <text:p>7.12952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401" calcext:value-type="float">
            <text:p>8401</text:p>
          </table:table-cell>
          <table:table-cell office:value-type="float" office:value="840100" calcext:value-type="float">
            <text:p>8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481555" calcext:value-type="float">
            <text:p>8.48155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501" calcext:value-type="float">
            <text:p>8501</text:p>
          </table:table-cell>
          <table:table-cell office:value-type="float" office:value="850100" calcext:value-type="float">
            <text:p>8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446362" calcext:value-type="float">
            <text:p>7.44636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601" calcext:value-type="float">
            <text:p>8601</text:p>
          </table:table-cell>
          <table:table-cell office:value-type="float" office:value="860100" calcext:value-type="float">
            <text:p>8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515465" calcext:value-type="float">
            <text:p>6.51546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701" calcext:value-type="float">
            <text:p>8701</text:p>
          </table:table-cell>
          <table:table-cell office:value-type="float" office:value="870100" calcext:value-type="float">
            <text:p>8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782179" calcext:value-type="float">
            <text:p>5.78217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801" calcext:value-type="float">
            <text:p>8801</text:p>
          </table:table-cell>
          <table:table-cell office:value-type="float" office:value="880100" calcext:value-type="float">
            <text:p>88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3635" calcext:value-type="float">
            <text:p>7.363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8901" calcext:value-type="float">
            <text:p>8901</text:p>
          </table:table-cell>
          <table:table-cell office:value-type="float" office:value="890100" calcext:value-type="float">
            <text:p>89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29274" calcext:value-type="float">
            <text:p>8.2927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001" calcext:value-type="float">
            <text:p>9001</text:p>
          </table:table-cell>
          <table:table-cell office:value-type="float" office:value="900100" calcext:value-type="float">
            <text:p>90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662978" calcext:value-type="float">
            <text:p>7.66297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101" calcext:value-type="float">
            <text:p>9101</text:p>
          </table:table-cell>
          <table:table-cell office:value-type="float" office:value="910100" calcext:value-type="float">
            <text:p>91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216468" calcext:value-type="float">
            <text:p>8.216468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201" calcext:value-type="float">
            <text:p>9201</text:p>
          </table:table-cell>
          <table:table-cell office:value-type="float" office:value="920100" calcext:value-type="float">
            <text:p>92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267465" calcext:value-type="float">
            <text:p>7.267465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301" calcext:value-type="float">
            <text:p>9301</text:p>
          </table:table-cell>
          <table:table-cell office:value-type="float" office:value="930100" calcext:value-type="float">
            <text:p>93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926414" calcext:value-type="float">
            <text:p>9.926414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401" calcext:value-type="float">
            <text:p>9401</text:p>
          </table:table-cell>
          <table:table-cell office:value-type="float" office:value="940100" calcext:value-type="float">
            <text:p>94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958382" calcext:value-type="float">
            <text:p>7.958382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501" calcext:value-type="float">
            <text:p>9501</text:p>
          </table:table-cell>
          <table:table-cell office:value-type="float" office:value="950100" calcext:value-type="float">
            <text:p>95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.459429" calcext:value-type="float">
            <text:p>10.459429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601" calcext:value-type="float">
            <text:p>9601</text:p>
          </table:table-cell>
          <table:table-cell office:value-type="float" office:value="960100" calcext:value-type="float">
            <text:p>96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388733" calcext:value-type="float">
            <text:p>8.388733</text:p>
          </table:table-cell>
        </table:table-row>
        <table:table-row table:style-name="ro1">
          <table:table-cell office:value-type="string" calcext:value-type="string">
            <text:p>3-куча</text:p>
          </table:table-cell>
          <table:table-cell office:value-type="float" office:value="9701" calcext:value-type="float">
            <text:p>9701</text:p>
          </table:table-cell>
          <table:table-cell office:value-type="float" office:value="970100" calcext:value-type="float">
            <text:p>970100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.684177" calcext:value-type="float">
            <text:p>10.684177</text:p>
          </table:table-cell>
        </table:table-row>
      </table:table>
      <table:named-expressions/>
      <table:database-ranges>
        <table:database-range table:name="__Anonymous_Sheet_DB__0" table:target-range-address="res_2a.A1:res_2a.F19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8:17:14.2289294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7T09:24:41.749330887</dc:date>
    <meta:editing-duration>PT15H13M8S</meta:editing-duration>
    <meta:editing-cycles>2</meta:editing-cycles>
    <meta:generator>LibreOffice/7.6.2.1$Linux_X86_64 LibreOffice_project/56f7684011345957bbf33a7ee678afaf4d2ba333</meta:generator>
    <meta:document-statistic meta:table-count="1" meta:cell-count="117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542cm" svg:height="16.443cm" xlink:href=".." xlink:type="simple" chart:class="chart:bar" chart:style-name="ch1">
        <chart:legend chart:legend-position="end" svg:x="27.305cm" svg:y="7.922cm" style:legend-expansion="high" chart:style-name="ch2"/>
        <chart:plot-area chart:style-name="ch3" table:cell-range-address="res_2a.B1:res_2a.B98 res_2a.F1:res_2a.F98" chart:data-source-has-labels="column" svg:x="1.324cm" svg:y="0.906cm" svg:width="23.701cm" svg:height="14.745cm">
          <chart:coordinate-region svg:x="1.945cm" svg:y="1.105cm" svg:width="23.08cm" svg:height="13.492cm"/>
          <chart:axis chart:dimension="x" chart:name="primary-x" chart:style-name="ch4" chartooo:axis-type="auto">
            <chartooo:date-scale/>
            <chart:categories table:cell-range-address="res_2a.B1:res_2a.B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_2a.F1:res_2a.F98" chart:class="chart:bar"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_2a.B1:res_2a.B98</svg:desc>
                </draw:g>
              </table:table-cell>
              <table:table-cell office:value-type="float" office:value="0.000028">
                <text:p>0.000028</text:p>
                <draw:g>
                  <svg:desc>res_2a.F1:res_2a.F98</svg:desc>
                </draw:g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8302">
                <text:p>0.00830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21594">
                <text:p>0.02159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46566">
                <text:p>0.04656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62181">
                <text:p>0.06218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094107">
                <text:p>0.094107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135348">
                <text:p>0.135348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191932">
                <text:p>0.19193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270997">
                <text:p>0.270997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32731">
                <text:p>0.32731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.44714">
                <text:p>0.44714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0.367514">
                <text:p>0.367514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0.630218">
                <text:p>0.630218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0.662679">
                <text:p>0.662679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0.615435">
                <text:p>0.615435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0.624883">
                <text:p>0.624883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0.747036">
                <text:p>0.747036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0.732891">
                <text:p>0.732891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1.138658">
                <text:p>1.138658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0.875842">
                <text:p>0.87584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946702">
                <text:p>0.946702</text:p>
              </table:table-cell>
            </table:table-row>
            <table:table-row>
              <table:table-cell office:value-type="float" office:value="2101">
                <text:p>2101</text:p>
              </table:table-cell>
              <table:table-cell office:value-type="float" office:value="0.814251">
                <text:p>0.814251</text:p>
              </table:table-cell>
            </table:table-row>
            <table:table-row>
              <table:table-cell office:value-type="float" office:value="2201">
                <text:p>2201</text:p>
              </table:table-cell>
              <table:table-cell office:value-type="float" office:value="1.338852">
                <text:p>1.338852</text:p>
              </table:table-cell>
            </table:table-row>
            <table:table-row>
              <table:table-cell office:value-type="float" office:value="2301">
                <text:p>2301</text:p>
              </table:table-cell>
              <table:table-cell office:value-type="float" office:value="1.361997">
                <text:p>1.361997</text:p>
              </table:table-cell>
            </table:table-row>
            <table:table-row>
              <table:table-cell office:value-type="float" office:value="2401">
                <text:p>2401</text:p>
              </table:table-cell>
              <table:table-cell office:value-type="float" office:value="1.496667">
                <text:p>1.496667</text:p>
              </table:table-cell>
            </table:table-row>
            <table:table-row>
              <table:table-cell office:value-type="float" office:value="2501">
                <text:p>2501</text:p>
              </table:table-cell>
              <table:table-cell office:value-type="float" office:value="1.520366">
                <text:p>1.520366</text:p>
              </table:table-cell>
            </table:table-row>
            <table:table-row>
              <table:table-cell office:value-type="float" office:value="2601">
                <text:p>2601</text:p>
              </table:table-cell>
              <table:table-cell office:value-type="float" office:value="1.412341">
                <text:p>1.412341</text:p>
              </table:table-cell>
            </table:table-row>
            <table:table-row>
              <table:table-cell office:value-type="float" office:value="2701">
                <text:p>2701</text:p>
              </table:table-cell>
              <table:table-cell office:value-type="float" office:value="2.097122">
                <text:p>2.097122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1.830686">
                <text:p>1.830686</text:p>
              </table:table-cell>
            </table:table-row>
            <table:table-row>
              <table:table-cell office:value-type="float" office:value="2901">
                <text:p>2901</text:p>
              </table:table-cell>
              <table:table-cell office:value-type="float" office:value="1.772059">
                <text:p>1.772059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1.940534">
                <text:p>1.940534</text:p>
              </table:table-cell>
            </table:table-row>
            <table:table-row>
              <table:table-cell office:value-type="float" office:value="3101">
                <text:p>3101</text:p>
              </table:table-cell>
              <table:table-cell office:value-type="float" office:value="1.930753">
                <text:p>1.930753</text:p>
              </table:table-cell>
            </table:table-row>
            <table:table-row>
              <table:table-cell office:value-type="float" office:value="3201">
                <text:p>3201</text:p>
              </table:table-cell>
              <table:table-cell office:value-type="float" office:value="2.432833">
                <text:p>2.432833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2.018217">
                <text:p>2.018217</text:p>
              </table:table-cell>
            </table:table-row>
            <table:table-row>
              <table:table-cell office:value-type="float" office:value="3401">
                <text:p>3401</text:p>
              </table:table-cell>
              <table:table-cell office:value-type="float" office:value="2.300588">
                <text:p>2.300588</text:p>
              </table:table-cell>
            </table:table-row>
            <table:table-row>
              <table:table-cell office:value-type="float" office:value="3501">
                <text:p>3501</text:p>
              </table:table-cell>
              <table:table-cell office:value-type="float" office:value="2.508341">
                <text:p>2.508341</text:p>
              </table:table-cell>
            </table:table-row>
            <table:table-row>
              <table:table-cell office:value-type="float" office:value="3601">
                <text:p>3601</text:p>
              </table:table-cell>
              <table:table-cell office:value-type="float" office:value="2.482055">
                <text:p>2.482055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2.389913">
                <text:p>2.389913</text:p>
              </table:table-cell>
            </table:table-row>
            <table:table-row>
              <table:table-cell office:value-type="float" office:value="3801">
                <text:p>3801</text:p>
              </table:table-cell>
              <table:table-cell office:value-type="float" office:value="2.919467">
                <text:p>2.919467</text:p>
              </table:table-cell>
            </table:table-row>
            <table:table-row>
              <table:table-cell office:value-type="float" office:value="3901">
                <text:p>3901</text:p>
              </table:table-cell>
              <table:table-cell office:value-type="float" office:value="2.333236">
                <text:p>2.333236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2.704358">
                <text:p>2.704358</text:p>
              </table:table-cell>
            </table:table-row>
            <table:table-row>
              <table:table-cell office:value-type="float" office:value="4101">
                <text:p>4101</text:p>
              </table:table-cell>
              <table:table-cell office:value-type="float" office:value="2.70188">
                <text:p>2.70188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2.698483">
                <text:p>2.698483</text:p>
              </table:table-cell>
            </table:table-row>
            <table:table-row>
              <table:table-cell office:value-type="float" office:value="4301">
                <text:p>4301</text:p>
              </table:table-cell>
              <table:table-cell office:value-type="float" office:value="2.761257">
                <text:p>2.761257</text:p>
              </table:table-cell>
            </table:table-row>
            <table:table-row>
              <table:table-cell office:value-type="float" office:value="4401">
                <text:p>4401</text:p>
              </table:table-cell>
              <table:table-cell office:value-type="float" office:value="3.004935">
                <text:p>3.004935</text:p>
              </table:table-cell>
            </table:table-row>
            <table:table-row>
              <table:table-cell office:value-type="float" office:value="4501">
                <text:p>4501</text:p>
              </table:table-cell>
              <table:table-cell office:value-type="float" office:value="2.970137">
                <text:p>2.970137</text:p>
              </table:table-cell>
            </table:table-row>
            <table:table-row>
              <table:table-cell office:value-type="float" office:value="4601">
                <text:p>4601</text:p>
              </table:table-cell>
              <table:table-cell office:value-type="float" office:value="3.904062">
                <text:p>3.904062</text:p>
              </table:table-cell>
            </table:table-row>
            <table:table-row>
              <table:table-cell office:value-type="float" office:value="4701">
                <text:p>4701</text:p>
              </table:table-cell>
              <table:table-cell office:value-type="float" office:value="3.618833">
                <text:p>3.618833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4.066219">
                <text:p>4.066219</text:p>
              </table:table-cell>
            </table:table-row>
            <table:table-row>
              <table:table-cell office:value-type="float" office:value="4901">
                <text:p>4901</text:p>
              </table:table-cell>
              <table:table-cell office:value-type="float" office:value="3.189532">
                <text:p>3.189532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3.612936">
                <text:p>3.612936</text:p>
              </table:table-cell>
            </table:table-row>
            <table:table-row>
              <table:table-cell office:value-type="float" office:value="5101">
                <text:p>5101</text:p>
              </table:table-cell>
              <table:table-cell office:value-type="float" office:value="3.648084">
                <text:p>3.648084</text:p>
              </table:table-cell>
            </table:table-row>
            <table:table-row>
              <table:table-cell office:value-type="float" office:value="5201">
                <text:p>5201</text:p>
              </table:table-cell>
              <table:table-cell office:value-type="float" office:value="5.096317">
                <text:p>5.096317</text:p>
              </table:table-cell>
            </table:table-row>
            <table:table-row>
              <table:table-cell office:value-type="float" office:value="5301">
                <text:p>5301</text:p>
              </table:table-cell>
              <table:table-cell office:value-type="float" office:value="3.97626">
                <text:p>3.97626</text:p>
              </table:table-cell>
            </table:table-row>
            <table:table-row>
              <table:table-cell office:value-type="float" office:value="5401">
                <text:p>5401</text:p>
              </table:table-cell>
              <table:table-cell office:value-type="float" office:value="3.927693">
                <text:p>3.927693</text:p>
              </table:table-cell>
            </table:table-row>
            <table:table-row>
              <table:table-cell office:value-type="float" office:value="5501">
                <text:p>5501</text:p>
              </table:table-cell>
              <table:table-cell office:value-type="float" office:value="4.964131">
                <text:p>4.964131</text:p>
              </table:table-cell>
            </table:table-row>
            <table:table-row>
              <table:table-cell office:value-type="float" office:value="5601">
                <text:p>5601</text:p>
              </table:table-cell>
              <table:table-cell office:value-type="float" office:value="5.823881">
                <text:p>5.823881</text:p>
              </table:table-cell>
            </table:table-row>
            <table:table-row>
              <table:table-cell office:value-type="float" office:value="5701">
                <text:p>5701</text:p>
              </table:table-cell>
              <table:table-cell office:value-type="float" office:value="4.624962">
                <text:p>4.624962</text:p>
              </table:table-cell>
            </table:table-row>
            <table:table-row>
              <table:table-cell office:value-type="float" office:value="5801">
                <text:p>5801</text:p>
              </table:table-cell>
              <table:table-cell office:value-type="float" office:value="4.700491">
                <text:p>4.700491</text:p>
              </table:table-cell>
            </table:table-row>
            <table:table-row>
              <table:table-cell office:value-type="float" office:value="5901">
                <text:p>5901</text:p>
              </table:table-cell>
              <table:table-cell office:value-type="float" office:value="4.764897">
                <text:p>4.764897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4.336687">
                <text:p>4.336687</text:p>
              </table:table-cell>
            </table:table-row>
            <table:table-row>
              <table:table-cell office:value-type="float" office:value="6101">
                <text:p>6101</text:p>
              </table:table-cell>
              <table:table-cell office:value-type="float" office:value="5.500731">
                <text:p>5.500731</text:p>
              </table:table-cell>
            </table:table-row>
            <table:table-row>
              <table:table-cell office:value-type="float" office:value="6201">
                <text:p>6201</text:p>
              </table:table-cell>
              <table:table-cell office:value-type="float" office:value="7.167379">
                <text:p>7.167379</text:p>
              </table:table-cell>
            </table:table-row>
            <table:table-row>
              <table:table-cell office:value-type="float" office:value="6301">
                <text:p>6301</text:p>
              </table:table-cell>
              <table:table-cell office:value-type="float" office:value="7.697412">
                <text:p>7.697412</text:p>
              </table:table-cell>
            </table:table-row>
            <table:table-row>
              <table:table-cell office:value-type="float" office:value="6401">
                <text:p>6401</text:p>
              </table:table-cell>
              <table:table-cell office:value-type="float" office:value="4.870081">
                <text:p>4.870081</text:p>
              </table:table-cell>
            </table:table-row>
            <table:table-row>
              <table:table-cell office:value-type="float" office:value="6501">
                <text:p>6501</text:p>
              </table:table-cell>
              <table:table-cell office:value-type="float" office:value="6.623222">
                <text:p>6.623222</text:p>
              </table:table-cell>
            </table:table-row>
            <table:table-row>
              <table:table-cell office:value-type="float" office:value="6601">
                <text:p>6601</text:p>
              </table:table-cell>
              <table:table-cell office:value-type="float" office:value="5.277675">
                <text:p>5.277675</text:p>
              </table:table-cell>
            </table:table-row>
            <table:table-row>
              <table:table-cell office:value-type="float" office:value="6701">
                <text:p>6701</text:p>
              </table:table-cell>
              <table:table-cell office:value-type="float" office:value="6.120246">
                <text:p>6.120246</text:p>
              </table:table-cell>
            </table:table-row>
            <table:table-row>
              <table:table-cell office:value-type="float" office:value="6801">
                <text:p>6801</text:p>
              </table:table-cell>
              <table:table-cell office:value-type="float" office:value="6.127991">
                <text:p>6.127991</text:p>
              </table:table-cell>
            </table:table-row>
            <table:table-row>
              <table:table-cell office:value-type="float" office:value="6901">
                <text:p>6901</text:p>
              </table:table-cell>
              <table:table-cell office:value-type="float" office:value="6.319212">
                <text:p>6.319212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5.434135">
                <text:p>5.434135</text:p>
              </table:table-cell>
            </table:table-row>
            <table:table-row>
              <table:table-cell office:value-type="float" office:value="7101">
                <text:p>7101</text:p>
              </table:table-cell>
              <table:table-cell office:value-type="float" office:value="5.505538">
                <text:p>5.505538</text:p>
              </table:table-cell>
            </table:table-row>
            <table:table-row>
              <table:table-cell office:value-type="float" office:value="7201">
                <text:p>7201</text:p>
              </table:table-cell>
              <table:table-cell office:value-type="float" office:value="5.04512">
                <text:p>5.04512</text:p>
              </table:table-cell>
            </table:table-row>
            <table:table-row>
              <table:table-cell office:value-type="float" office:value="7301">
                <text:p>7301</text:p>
              </table:table-cell>
              <table:table-cell office:value-type="float" office:value="7.899182">
                <text:p>7.899182</text:p>
              </table:table-cell>
            </table:table-row>
            <table:table-row>
              <table:table-cell office:value-type="float" office:value="7401">
                <text:p>7401</text:p>
              </table:table-cell>
              <table:table-cell office:value-type="float" office:value="6.770936">
                <text:p>6.770936</text:p>
              </table:table-cell>
            </table:table-row>
            <table:table-row>
              <table:table-cell office:value-type="float" office:value="7501">
                <text:p>7501</text:p>
              </table:table-cell>
              <table:table-cell office:value-type="float" office:value="6.147736">
                <text:p>6.147736</text:p>
              </table:table-cell>
            </table:table-row>
            <table:table-row>
              <table:table-cell office:value-type="float" office:value="7601">
                <text:p>7601</text:p>
              </table:table-cell>
              <table:table-cell office:value-type="float" office:value="8.21523">
                <text:p>8.21523</text:p>
              </table:table-cell>
            </table:table-row>
            <table:table-row>
              <table:table-cell office:value-type="float" office:value="7701">
                <text:p>7701</text:p>
              </table:table-cell>
              <table:table-cell office:value-type="float" office:value="6.288834">
                <text:p>6.288834</text:p>
              </table:table-cell>
            </table:table-row>
            <table:table-row>
              <table:table-cell office:value-type="float" office:value="7801">
                <text:p>7801</text:p>
              </table:table-cell>
              <table:table-cell office:value-type="float" office:value="7.757508">
                <text:p>7.757508</text:p>
              </table:table-cell>
            </table:table-row>
            <table:table-row>
              <table:table-cell office:value-type="float" office:value="7901">
                <text:p>7901</text:p>
              </table:table-cell>
              <table:table-cell office:value-type="float" office:value="6.669715">
                <text:p>6.669715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7.031327">
                <text:p>7.031327</text:p>
              </table:table-cell>
            </table:table-row>
            <table:table-row>
              <table:table-cell office:value-type="float" office:value="8101">
                <text:p>8101</text:p>
              </table:table-cell>
              <table:table-cell office:value-type="float" office:value="7.561831">
                <text:p>7.561831</text:p>
              </table:table-cell>
            </table:table-row>
            <table:table-row>
              <table:table-cell office:value-type="float" office:value="8201">
                <text:p>8201</text:p>
              </table:table-cell>
              <table:table-cell office:value-type="float" office:value="9.177443">
                <text:p>9.177443</text:p>
              </table:table-cell>
            </table:table-row>
            <table:table-row>
              <table:table-cell office:value-type="float" office:value="8301">
                <text:p>8301</text:p>
              </table:table-cell>
              <table:table-cell office:value-type="float" office:value="7.020238">
                <text:p>7.020238</text:p>
              </table:table-cell>
            </table:table-row>
            <table:table-row>
              <table:table-cell office:value-type="float" office:value="8401">
                <text:p>8401</text:p>
              </table:table-cell>
              <table:table-cell office:value-type="float" office:value="8.57973">
                <text:p>8.57973</text:p>
              </table:table-cell>
            </table:table-row>
            <table:table-row>
              <table:table-cell office:value-type="float" office:value="8501">
                <text:p>8501</text:p>
              </table:table-cell>
              <table:table-cell office:value-type="float" office:value="6.206571">
                <text:p>6.206571</text:p>
              </table:table-cell>
            </table:table-row>
            <table:table-row>
              <table:table-cell office:value-type="float" office:value="8601">
                <text:p>8601</text:p>
              </table:table-cell>
              <table:table-cell office:value-type="float" office:value="8.970237">
                <text:p>8.970237</text:p>
              </table:table-cell>
            </table:table-row>
            <table:table-row>
              <table:table-cell office:value-type="float" office:value="8701">
                <text:p>8701</text:p>
              </table:table-cell>
              <table:table-cell office:value-type="float" office:value="6.785318">
                <text:p>6.785318</text:p>
              </table:table-cell>
            </table:table-row>
            <table:table-row>
              <table:table-cell office:value-type="float" office:value="8801">
                <text:p>8801</text:p>
              </table:table-cell>
              <table:table-cell office:value-type="float" office:value="7.654807">
                <text:p>7.654807</text:p>
              </table:table-cell>
            </table:table-row>
            <table:table-row>
              <table:table-cell office:value-type="float" office:value="8901">
                <text:p>8901</text:p>
              </table:table-cell>
              <table:table-cell office:value-type="float" office:value="9.538097">
                <text:p>9.538097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6.314717">
                <text:p>6.314717</text:p>
              </table:table-cell>
            </table:table-row>
            <table:table-row>
              <table:table-cell office:value-type="float" office:value="9101">
                <text:p>9101</text:p>
              </table:table-cell>
              <table:table-cell office:value-type="float" office:value="9.691796">
                <text:p>9.691796</text:p>
              </table:table-cell>
            </table:table-row>
            <table:table-row>
              <table:table-cell office:value-type="float" office:value="9201">
                <text:p>9201</text:p>
              </table:table-cell>
              <table:table-cell office:value-type="float" office:value="10.497766">
                <text:p>10.497766</text:p>
              </table:table-cell>
            </table:table-row>
            <table:table-row>
              <table:table-cell office:value-type="float" office:value="9301">
                <text:p>9301</text:p>
              </table:table-cell>
              <table:table-cell office:value-type="float" office:value="10.287965">
                <text:p>10.287965</text:p>
              </table:table-cell>
            </table:table-row>
            <table:table-row>
              <table:table-cell office:value-type="float" office:value="9401">
                <text:p>9401</text:p>
              </table:table-cell>
              <table:table-cell office:value-type="float" office:value="7.519158">
                <text:p>7.519158</text:p>
              </table:table-cell>
            </table:table-row>
            <table:table-row>
              <table:table-cell office:value-type="float" office:value="9501">
                <text:p>9501</text:p>
              </table:table-cell>
              <table:table-cell office:value-type="float" office:value="9.996733">
                <text:p>9.996733</text:p>
              </table:table-cell>
            </table:table-row>
            <table:table-row>
              <table:table-cell office:value-type="float" office:value="9601">
                <text:p>9601</text:p>
              </table:table-cell>
              <table:table-cell office:value-type="float" office:value="10.268247">
                <text:p>10.268247</text:p>
              </table:table-cell>
            </table:table-row>
            <table:table-row>
              <table:table-cell office:value-type="float" office:value="9701">
                <text:p>9701</text:p>
              </table:table-cell>
              <table:table-cell office:value-type="float" office:value="9.523796">
                <text:p>9.523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